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54cm" fo:margin-top="0cm" fo:margin-bottom="0cm" table:align="center" style:writing-mode="lr-tb"/>
    </style:style>
    <style:style style:name="Tabella1.A" style:family="table-column">
      <style:table-column-properties style:column-width="4.71cm"/>
    </style:style>
    <style:style style:name="Tabella1.B" style:family="table-column">
      <style:table-column-properties style:column-width="3.628cm"/>
    </style:style>
    <style:style style:name="Tabella1.C" style:family="table-column">
      <style:table-column-properties style:column-width="3.831cm"/>
    </style:style>
    <style:style style:name="Tabella1.D" style:family="table-column">
      <style:table-column-properties style:column-width="3.78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6" style:family="table-row">
      <style:table-row-properties style:min-row-height="3.115cm" fo:keep-together="auto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officeooo:paragraph-rsid="000a4efa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0a4efa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language="en" fo:country="US" fo:font-style="italic" officeooo:paragraph-rsid="000a4efa" style:font-size-asian="12pt" style:font-style-asian="italic" style:font-name-complex="Times New Roman1" style:font-size-complex="12pt" style:font-style-complex="italic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language="en" fo:country="US" officeooo:paragraph-rsid="000a4efa" style:font-size-asian="12pt" style:font-name-complex="Times New Roman1" style:font-size-complex="12pt"/>
    </style:style>
    <style:style style:name="P5" style:family="paragraph" style:parent-style-name="Standard">
      <style:text-properties officeooo:paragraph-rsid="000a4efa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a4efa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officeooo:paragraph-rsid="000a4efa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officeooo:paragraph-rsid="000a4efa" style:letter-kerning="false" style:font-name-asian="Calibri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officeooo:rsid="000a6026" officeooo:paragraph-rsid="000a6026" style:letter-kerning="false" style:font-name-asian="Calibri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officeooo:rsid="00116041" officeooo:paragraph-rsid="000a4efa" style:letter-kerning="false" style:font-name-asian="Calibri" style:language-asian="en" style:country-asian="US" style:language-complex="ar" style:country-complex="SA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50%"/>
      <style:text-properties officeooo:paragraph-rsid="000a4efa"/>
    </style:style>
    <style:style style:name="P12" style:family="paragraph" style:parent-style-name="List_20_Paragraph" style:list-style-name="WWNum2">
      <style:paragraph-properties fo:margin-top="0cm" fo:margin-bottom="0cm" style:contextual-spacing="true" fo:line-height="150%"/>
      <style:text-properties officeooo:paragraph-rsid="000a4efa"/>
    </style:style>
    <style:style style:name="T1" style:family="text"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3" style:family="text">
      <style:text-properties style:font-name="Times New Roman" fo:font-size="12pt" fo:language="en" fo:country="US" fo:font-style="italic" officeooo:rsid="00100cd9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en" fo:country="US" fo:font-style="italic" officeooo:rsid="000a4efa" style:font-size-asian="12pt" style:font-style-asian="italic" style:font-name-complex="Times New Roman1" style:font-size-complex="12pt" style:font-style-complex="italic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1604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00cd9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8d9c3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0a4efa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0a6026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0acc46" style:font-size-asian="12pt" style:font-name-complex="Times New Roman1" style:font-size-complex="12pt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4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<text:s text:c="2"/>Registro Giornaliero</text:span><text:span text:style-name="T1"/></text:p>
      <text:p text:style-name="P2"/>
      <text:p text:style-name="P1"><text:span text:style-name="T4">17</text:span><text:span text:style-name="T2">/0</text:span><text:span text:style-name="T3">1</text:span><text:span text:style-name="T2">/2023 RoboSusa</text:span><text:span text:style-name="T2"/></text:p>
      <text:p text:style-name="P3"/>
      <text:p text:style-name="P1"><text:span text:style-name="T5">Op. Tournoud Fulvio (T.F.) </text:span><text:span text:style-name="T5"/></text:p>
      <text:p text:style-name="P4"/>
      <text:p text:style-name="P1"><text:span text:style-name="T7">Qu</text:span><text:span text:style-name="T10">arta</text:span><text:span text:style-name="T6"> giornata di lavoro di RoboSusa</text:span><text:span text:style-name="T6"/></text:p>
      <text:p text:style-name="P1"><text:span text:style-name="T6">Partecipazione: </text:span><text:span text:style-name="T8">Marco Di Bella (M.D.B.)</text:span><text:span text:style-name="T6">Rocci Paolo (R.P.),Tournoud Fulvio (T.F.), Vair Luigi (V.L.),Vasile Adrian (V.A.)</text:span><text:span text:style-name="T6"/></text:p>
      <text:p text:style-name="P2"/>
      <text:list text:style-name="WWNum1">
        <text:list-item>
          <text:p text:style-name="P11"><text:span text:style-name="T6">Realizzazione </text:span><text:span text:style-name="T12">cingoli</text:span><text:span text:style-name="T6"/></text:p>
        </text:list-item>
        <text:list-item>
          <text:p text:style-name="P11"><text:span text:style-name="T6">Modi</text:span><text:span text:style-name="T7">fica </text:span><text:span text:style-name="T12">codice</text:span><text:span text:style-name="T6"/></text:p>
        </text:list-item>
      </text:list>
      <text:p text:style-name="P2"/>
      <text:p text:style-name="P2"/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<text:span text:style-name="T13">TIPOLOGIA</text:span><text:span text:style-name="T13"/></text:p>
          </table:table-cell>
          <table:table-cell table:style-name="Tabella1.B1" office:value-type="string">
            <text:p text:style-name="P8"><text:span text:style-name="T13">PROBLEMA <text:s text:c="27"/></text:span><text:span text:style-name="T13"/></text:p>
          </table:table-cell>
          <table:table-cell table:style-name="Tabella1.B1" office:value-type="string">
            <text:p text:style-name="P8"><text:span text:style-name="T13">SOLUZIONE</text:span><text:span text:style-name="T13"/></text:p>
          </table:table-cell>
          <table:table-cell table:style-name="Tabella1.D1" office:value-type="string">
            <text:p text:style-name="P8"><text:span text:style-name="T13">RESPONSO</text:span><text:span text:style-name="T13"/></text:p>
          </table:table-cell>
        </table:table-row>
        <table:table-row table:style-name="Tabella1.1">
          <table:table-cell table:style-name="Tabella1.A2" office:value-type="string">
            <text:p text:style-name="P8"><text:span text:style-name="T14">HARDWARE</text:span><text:span text:style-name="T14"/></text:p>
          </table:table-cell>
          <table:table-cell table:style-name="Tabella1.A2" office:value-type="string">
            <text:p text:style-name="P9"><text:span text:style-name="T6">Bassa aderenza cingoli</text:span><text:span text:style-name="T6"/></text:p>
          </table:table-cell>
          <table:table-cell table:style-name="Tabella1.A2" office:value-type="string">
            <text:p text:style-name="P9"><text:span text:style-name="T6">Sostituzione con cingoli in gomma</text:span><text:span text:style-name="T6"/></text:p>
          </table:table-cell>
          <table:table-cell table:style-name="Tabella1.A2" office:value-type="string">
            <text:p text:style-name="P9"><text:span text:style-name="T6">I cingoli aderiscono molto meglio e sono più solidi</text:span><text:span text:style-name="T6"/></text:p>
          </table:table-cell>
        </table:table-row>
        <table:table-row table:style-name="Tabella1.1">
          <table:table-cell table:style-name="Tabella1.A3" office:value-type="string">
            <text:p text:style-name="P8"><text:span text:style-name="T14">SOFTWARE</text:span><text:span text:style-name="T14"/></text:p>
          </table:table-cell>
          <table:table-cell table:style-name="Tabella1.A3" office:value-type="string">
            <text:p text:style-name="P9"><text:span text:style-name="T6">Difficoltà nei movimenti del test</text:span><text:span text:style-name="T6"/></text:p>
          </table:table-cell>
          <table:table-cell table:style-name="Tabella1.A3" office:value-type="string">
            <text:p text:style-name="P10"><text:span text:style-name="T6">Scrittura programma</text:span><text:span text:style-name="T6"/></text:p>
          </table:table-cell>
          <table:table-cell table:style-name="Tabella1.A3" office:value-type="string">
            <text:p text:style-name="P10"><text:span text:style-name="T6">Il robot </text:span><text:span text:style-name="T11">esegue i test in modo fluido</text:span><text:span text:style-name="T6"/></text:p>
          </table:table-cell>
        </table:table-row>
        <table:table-row table:style-name="Tabella1.1">
          <table:table-cell table:style-name="Tabella1.A3" office:value-type="string">
            <text:p text:style-name="P8"><text:span text:style-name="T14">DESIGN</text:span><text:span text:style-name="T14"/></text:p>
          </table:table-cell>
          <table:table-cell table:style-name="Tabella1.A3" office:value-type="string">
            <text:p text:style-name="P8"><text:span text:style-name="T6">Struttura </text:span><text:span text:style-name="T11">cingoli</text:span><text:span text:style-name="T6"/></text:p>
          </table:table-cell>
          <table:table-cell table:style-name="Tabella1.A3" office:value-type="string">
            <text:p text:style-name="P8"><text:span text:style-name="T6">Realizzazione struttura </text:span><text:span text:style-name="T6"/></text:p>
          </table:table-cell>
          <table:table-cell table:style-name="Tabella1.A3" office:value-type="string">
            <text:p text:style-name="P8"><text:span text:style-name="T6">Attaccamento struttura al robot</text:span><text:span text:style-name="T6"/></text:p>
          </table:table-cell>
        </table:table-row>
        <table:table-row table:style-name="Tabella1.1">
          <table:table-cell table:style-name="Tabella1.A3" office:value-type="string">
            <text:p text:style-name="P8"><text:span text:style-name="T14">PERCORSO</text:span><text:span text:style-name="T14"/></text:p>
          </table:table-cell>
          <table:table-cell table:style-name="Tabella1.A3" office:value-type="string">
            <text:p text:style-name="P8"><text:span text:style-name="T6">~~~~~~</text:span><text:span text:style-name="T6"/></text:p>
          </table:table-cell>
          <table:table-cell table:style-name="Tabella1.A3" office:value-type="string">
            <text:p text:style-name="P8"><text:span text:style-name="T9">~~~~~~</text:span><text:span text:style-name="T6"/></text:p>
          </table:table-cell>
          <table:table-cell table:style-name="Tabella1.A3" office:value-type="string">
            <text:p text:style-name="P8"><text:span text:style-name="T6">~~~~~~</text:span><text:span text:style-name="T6"/></text:p>
          </table:table-cell>
        </table:table-row>
        <table:table-row table:style-name="Tabella1.6">
          <table:table-cell table:style-name="Tabella1.A3" office:value-type="string">
            <text:p text:style-name="P8"><text:span text:style-name="T14">COMPONENTISTICA</text:span><text:span text:style-name="T14"/></text:p>
          </table:table-cell>
          <table:table-cell table:style-name="Tabella1.A3" office:value-type="string">
            <text:p text:style-name="P8"><text:span text:style-name="T6">Necessità pezzi per </text:span><text:span text:style-name="T11">i cingoli</text:span><text:span text:style-name="T6"/></text:p>
          </table:table-cell>
          <table:table-cell table:style-name="Tabella1.A3" office:value-type="string">
            <text:p text:style-name="P8"><text:span text:style-name="T6">Ricerca componenti </text:span><text:span text:style-name="T6"/></text:p>
          </table:table-cell>
          <table:table-cell table:style-name="Tabella1.A3" office:value-type="string">
            <text:p text:style-name="P8"><text:span text:style-name="T6">Componenti utilizzati nelle modifiche sopraccitate</text:span><text:span text:style-name="T6"/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ext:p text:style-name="P1"/>
      <text:p text:style-name="P1"><text:span text:style-name="T6">Nuove Idee/Pensieri</text:span><text:span text:style-name="T6"/></text:p>
      <text:list text:style-name="WWNum2">
        <text:list-item>
          <text:p text:style-name="P12"><text:span text:style-name="T7">Benna: </text:span><text:span text:style-name="T12">Crearee</text:span><text:span text:style-name="T7"> benna</text:span><text:span text:style-name="T6"><text:tab/></text:span><text:span text:style-name="T6"/></text:p>
        </text:list-item>
        <text:list-item>
          <text:p text:style-name="P12"><text:span text:style-name="T6">Programma: Programmare </text:span><text:span text:style-name="T7">senso</text:span><text:span text:style-name="T12">ri frontali per seguire la linea</text:span><text:span text:style-name="T6"/></text:p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13:37:43.881000000</meta:creation-date>
    <meta:generator>LibreOffice/7.5.1.2$Windows_X86_64 LibreOffice_project/fcbaee479e84c6cd81291587d2ee68cba099e129</meta:generator>
    <dc:date>2023-03-14T13:49:59.714000000</dc:date>
    <meta:editing-duration>PT3M55S</meta:editing-duration>
    <meta:editing-cycles>4</meta:editing-cycles>
    <meta:document-statistic meta:table-count="1" meta:image-count="0" meta:object-count="0" meta:page-count="2" meta:paragraph-count="34" meta:word-count="113" meta:character-count="855" meta:non-whitespace-character-count="746"/>
  </office:meta>
</office:document-meta>
</file>